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paragraph-properties fo:orphans="2" fo:widows="2"/>
      <style:text-properties officeooo:rsid="00144987" officeooo:paragraph-rsid="00144987"/>
    </style:style>
    <style:style style:name="P2" style:family="paragraph" style:parent-style-name="Standard">
      <style:paragraph-properties fo:text-align="center" style:justify-single-word="false"/>
      <style:text-properties officeooo:rsid="00161a12" officeooo:paragraph-rsid="00161a12"/>
    </style:style>
    <style:style style:name="P3" style:family="paragraph" style:parent-style-name="Standard">
      <style:paragraph-properties fo:margin-left="0cm" fo:margin-right="0cm" fo:orphans="2" fo:widows="2" fo:text-indent="0cm" style:auto-text-indent="false"/>
      <style:text-properties officeooo:paragraph-rsid="0013dfeb"/>
    </style:style>
    <style:style style:name="P4" style:family="paragraph" style:parent-style-name="Table_20_Contents">
      <style:paragraph-properties fo:text-align="center" style:justify-single-word="false"/>
      <style:text-properties officeooo:rsid="00144987" officeooo:paragraph-rsid="00144987"/>
    </style:style>
    <style:style style:name="P5" style:family="paragraph" style:parent-style-name="Table_20_Contents">
      <style:paragraph-properties fo:text-align="center" style:justify-single-word="false"/>
      <style:text-properties officeooo:rsid="00161a12" officeooo:paragraph-rsid="00161a12"/>
    </style:style>
    <style:style style:name="T1" style:family="text">
      <style:text-properties fo:font-variant="normal" fo:text-transform="none" fo:color="#5f6368" style:font-name="Roboto" fo:font-size="11.25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Objetivos-</text:span><text:line-break/><text:span text:style-name="T1">Al finalizar este taller usted será capaz de:</text:span><text:line-break/><text:span text:style-name="T1">-- Instalar una Distribución Debian</text:span><text:line-break/><text:span text:style-name="T1">-- Instalar una Distribución CentOS</text:span><text:line-break/><text:span text:style-name="T1">-- Gestionar el RPM Package Manager</text:span><text:line-break/><text:span text:style-name="T1">-- Gestionar los paquetes Debian</text:span><text:line-break/><text:line-break/><text:span text:style-name="T1">Tareas:</text:span><text:line-break/><text:span text:style-name="T1">1- Según la documentación oficial de Debian y CentOS, ¿Cuáles serían los requerimientos de Hardware recomendados para estas Distribuciones?</text:span></text:p>
      <text:p text:style-name="P3"><text:span text:style-name="T1"/></text:p>
      <table:table table:name="Tabla1" table:style-name="Tabla1">
        <table:table-column table:style-name="Tabla1.A" table:number-columns-repeated="4"/>
        <table:table-row>
          <table:table-cell table:style-name="Tabla1.A1" table:number-columns-spanned="4" office:value-type="string">
            <text:p text:style-name="P4">Debian</text:p>
          </table:table-cell>
          <table:covered-table-cell/>
          <table:covered-table-cell/>
          <table:covered-table-cell/>
        </table:table-row>
        <table:table-row>
          <table:table-cell table:style-name="Tabla1.A2" office:value-type="string">
            <text:p text:style-name="P4">Tipo de instalacion</text:p>
          </table:table-cell>
          <table:table-cell table:style-name="Tabla1.A2" office:value-type="string">
            <text:p text:style-name="P4">RAM (Minimo)</text:p>
          </table:table-cell>
          <table:table-cell table:style-name="Tabla1.A2" office:value-type="string">
            <text:p text:style-name="P4">RAM (Recomendado)</text:p>
          </table:table-cell>
          <table:table-cell table:style-name="Tabla1.D2" office:value-type="string">
            <text:p text:style-name="P4">Disco Duro</text:p>
          </table:table-cell>
        </table:table-row>
        <table:table-row>
          <table:table-cell table:style-name="Tabla1.A2" office:value-type="string">
            <text:p text:style-name="P4">Sin escritorio</text:p>
          </table:table-cell>
          <table:table-cell table:style-name="Tabla1.A2" office:value-type="string">
            <text:p text:style-name="P4">128 MB</text:p>
          </table:table-cell>
          <table:table-cell table:style-name="Tabla1.A2" office:value-type="string">
            <text:p text:style-name="P4">512 MB</text:p>
          </table:table-cell>
          <table:table-cell table:style-name="Tabla1.D2" office:value-type="string">
            <text:p text:style-name="P4">2 GB</text:p>
          </table:table-cell>
        </table:table-row>
        <table:table-row>
          <table:table-cell table:style-name="Tabla1.A2" office:value-type="string">
            <text:p text:style-name="P4">Con escritorio</text:p>
          </table:table-cell>
          <table:table-cell table:style-name="Tabla1.A2" office:value-type="string">
            <text:p text:style-name="P4">256 MB</text:p>
          </table:table-cell>
          <table:table-cell table:style-name="Tabla1.A2" office:value-type="string">
            <text:p text:style-name="P4">1 GB</text:p>
          </table:table-cell>
          <table:table-cell table:style-name="Tabla1.D2" office:value-type="string">
            <text:p text:style-name="P4">10 GB</text:p>
          </table:table-cell>
        </table:table-row>
        <table:table-row>
          <table:table-cell table:style-name="Tabla1.D2" table:number-columns-spanned="4" office:value-type="string">
            <text:p text:style-name="P5">CentOS</text:p>
          </table:table-cell>
          <table:covered-table-cell/>
          <table:covered-table-cell/>
          <table:covered-table-cell/>
        </table:table-row>
        <table:table-row>
          <table:table-cell table:style-name="Tabla1.A2" office:value-type="string">
            <text:p text:style-name="P5">RAM</text:p>
          </table:table-cell>
          <table:table-cell table:style-name="Tabla1.A2" office:value-type="string">
            <text:p text:style-name="P2">Procesador</text:p>
          </table:table-cell>
          <table:table-cell table:style-name="Tabla1.A2" office:value-type="string">
            <text:p text:style-name="P2">Disco Duro</text:p>
          </table:table-cell>
          <table:table-cell table:style-name="Tabla1.D2" office:value-type="string">
            <text:p text:style-name="P2">Sistema</text:p>
          </table:table-cell>
        </table:table-row>
        <table:table-row>
          <table:table-cell table:style-name="Tabla1.A2" office:value-type="string">
            <text:p text:style-name="P5">2 GB</text:p>
          </table:table-cell>
          <table:table-cell table:style-name="Tabla1.A2" office:value-type="string">
            <text:p text:style-name="P2">2GHz o superior</text:p>
          </table:table-cell>
          <table:table-cell table:style-name="Tabla1.A2" office:value-type="string">
            <text:p text:style-name="P2">20 GB</text:p>
          </table:table-cell>
          <table:table-cell table:style-name="Tabla1.D2" office:value-type="string">
            <text:p text:style-name="P2">X86 de 64 bits</text:p>
          </table:table-cell>
        </table:table-row>
      </table:table>
      <text:list xml:id="list3526156092" text:style-name="L1">
        <text:list-header>
          <text:p text:style-name="P1"><text:span text:style-name="T1"/></text:p>
        </text:list-header>
      </text:list>
      <text:p text:style-name="P3"><text:span text:style-name="T1"/></text:p>
      <text:p text:style-name="P3"><text:line-break/><text:span text:style-name="T1">2- Para la Distribución Debian, explore los diferentes elementos del menú. Cada opción esconde una línea de órdenes específica para el arranque que puede ser configurada según sea necesario. El menú «Ayuda» muestra la interfaz de línea de órdenes antigua, donde las teclas F1 a F10 muestran diferentes pantallas. Describa cada una de ellas.</text:span><text:line-break/><text:span text:style-name="T1">3- De las interfaces mostradas por el instalador de Debian, cuál sería la mejor (GUI o Texto)?</text:span><text:line-break/><text:span text:style-name="T1">4- En fase de particionado de discos, el instalador muestra varias opciones. Describa cada una de ellas.</text:span><text:line-break/><text:span text:style-name="T1">5- El particionado Guiado ofrece tres métodos de particionado que corresponden a distintos usos, Describa cada uno de ellos.</text:span><text:line-break/><text:span text:style-name="T1">6- Cuantas y cuáles son las particiones recomendadas para instalar Debian?</text:span><text:line-break/><text:span text:style-name="T1">7- Para una computadora de un puesto de trabajo, Cuál será el mejor esquema de particiones para los discos?</text:span><text:line-break/><text:span text:style-name="T1">8- Cuál es el Sistema de Archivos que utiliza el instalador de Debian por defecto?</text:span><text:line-break/><text:span text:style-name="T1">9- La herramienta debconf, que papel juega en el instalador de Debian?</text:span><text:line-break/><text:span text:style-name="T1">10- Por que es necesario la instalación de un bootloader como Grub al finalizar la instalación? Y donde se instala este bootloader?</text:span><text:line-break/><text:span text:style-name="T1">11- Como se llama el instalador de CentOS?</text:span><text:line-break/><text:span text:style-name="T1">12- Para la Distribución CentOS, explore los diferentes elementos del menú. Describa cada una de ellas.</text:span><text:line-break/><text:span text:style-name="T1">11- Cuál es el esquema de particiones que configura del instalador de CentOS en la opción "Automática"?</text:span><text:line-break/><text:span text:style-name="T1">12- Según la documentación de CentOS, cual sería el tamaño recomendado para el espacio de Swap?</text:span><text:line-break/><text:span text:style-name="T1">13- Cuál es el Sistema de Archivos que utiliza el instalador de CentOS por defecto?</text:span><text:line-break/><text:span text:style-name="T1">14- Comparando los dos instaladores (Debian y CentOS), a su criterio:</text:span><text:line-break/><text:span text:style-name="T1">-Cuál ofrece mejores opciones de instalación?</text:span><text:line-break/><text:soft-page-break/><text:span text:style-name="T1">-Cuál ofrece una interfaz mas amigable al usuario?</text:span><text:line-break/><text:span text:style-name="T1">-Cuál ofrece mejores opciones de configuración?</text:span><text:line-break/><text:span text:style-name="T1">15- Que significa RPM?</text:span><text:line-break/><text:span text:style-name="T1">16- Que significa DPKG?</text:span><text:line-break/><text:span text:style-name="T1">17- Defina y establezca algunas diferencias y similitudes entre los gestores de paquetes: APT, YUM y DNF</text:span><text:line-break/><text:span text:style-name="T1">18- Si en Debian, el archivo /etc/apt/sources.list se utiliza para configurar orígenes de software, cuál seria el archivo equivalente para configurar orígenes de software en CentOS?</text:span><text:line-break/><text:span text:style-name="T1">19- Explique el funcionamiento de la herramienta 'alien' y proporcione algunos ejemplos.</text:span><text:line-break/><text:span text:style-name="T1">20- Para los siguientes comandos de gestión de paquetes en Debian, determine su equivalente con yum, dnf o rpm, según sea el caso:</text:span><text:line-break/><text:span text:style-name="T1">apt update</text:span><text:line-break/><text:span text:style-name="T1">apt upgrade</text:span><text:line-break/><text:span text:style-name="T1">apt dist-upgrade</text:span><text:line-break/><text:span text:style-name="T1">apt search</text:span><text:line-break/><text:span text:style-name="T1">apt install -d &lt;name_package&gt;</text:span><text:line-break/><text:span text:style-name="T1">apt --reinstall install &lt;name_package&gt;</text:span><text:line-break/><text:span text:style-name="T1">apt show &lt;name_package&gt;</text:span><text:line-break/><text:span text:style-name="T1">apt depends &lt;name_package&gt;</text:span><text:line-break/><text:span text:style-name="T1">apt remove &lt;name_package&gt;</text:span><text:line-break/><text:span text:style-name="T1">apt --purge remove &lt;name_package&gt;</text:span><text:line-break/><text:span text:style-name="T1">apt list &lt;name_package&gt;</text:span><text:line-break/><text:span text:style-name="T1">apt autoremove &lt;name_package&gt;</text:span><text:line-break/><text:span text:style-name="T1">dpkg -l</text:span><text:line-break/><text:span text:style-name="T1">dpkg --info &lt;name_package&gt;</text:span><text:line-break/><text:span text:style-name="T1">dpkg -i &lt;name_package&gt;</text:span><text:line-break/><text:span text:style-name="T1">dpkg -s &lt;name_package&gt;</text:span><text:line-break/><text:span text:style-name="T1">dpkg -p &lt;name_package&gt;</text:span><text:line-break/><text:span text:style-name="T1">dpkg -r &lt;name_package&gt;</text:span><text:line-break/><text:span text:style-name="T1">dpkg -L &lt;name_package&gt;</text:span><text:line-break/><text:span text:style-name="T1">dpkg -I &lt;name_package&gt;</text:span><text:line-break/><text:line-break/><text:span text:style-name="T1">+++++</text:span><text:line-break/><text:span text:style-name="T1">Parte C-</text:span><text:line-break/><text:line-break/><text:span text:style-name="T1">Terminada la instalación de las dos distribuciones, verifique si están instalados y la disponibilidad de los siguiente programas para ambas distribuciones, de no estar instalados, instalarlos e indiciar el nombre del paquete completo que los contiene y una pequeña descripción de cada uno.</text:span><text:line-break/><text:span text:style-name="T1">ssh</text:span><text:line-break/><text:span text:style-name="T1">htop</text:span><text:line-break/><text:span text:style-name="T1">vim</text:span><text:line-break/><text:span text:style-name="T1">nano</text:span><text:line-break/><text:span text:style-name="T1">vi</text:span><text:line-break/><text:span text:style-name="T1">fdisk</text:span><text:line-break/><text:span text:style-name="T1">vmstat</text:span><text:line-break/><text:span text:style-name="T1">ss</text:span><text:line-break/><text:span text:style-name="T1">top</text:span><text:line-break/><text:span text:style-name="T1">gdebi</text:span><text:line-break/><text:soft-page-break/><text:span text:style-name="T1">curl</text:span><text:line-break/><text:span text:style-name="T1">aptitude</text:span><text:line-break/><text:span text:style-name="T1">cfdisk</text:span><text:line-break/><text:span text:style-name="T1">tmux</text:span><text:line-break/><text:span text:style-name="T1">nnn</text:span><text:line-break/><text:span text:style-name="T1">mc</text:span><text:line-break/><text:span text:style-name="T1">ranger</text:span><text:line-break/><text:span text:style-name="T1">lf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SV"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3:34:49.592891543</meta:creation-date>
    <dc:date>2020-03-06T14:02:29.666641197</dc:date>
    <meta:editing-duration>PT6M57S</meta:editing-duration>
    <meta:editing-cycles>1</meta:editing-cycles>
    <meta:document-statistic meta:table-count="1" meta:image-count="0" meta:object-count="0" meta:page-count="3" meta:paragraph-count="25" meta:word-count="594" meta:character-count="3735" meta:non-whitespace-character-count="3165"/>
    <meta:generator>LibreOffice/6.1.5.2$Linux_X86_64 LibreOffice_project/10$Build-2</meta:generator>
  </office:meta>
</office:document-meta>
</file>